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17CD63F3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73cm" fo:min-width="16.532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8cm" fo:min-width="11.423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5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_31__5f_Title_20_Slide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_31__5f_Title_20_Slide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7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6.911cm" svg:height="2.462cm" svg:x="1.589cm" svg:y="4.538cm">
          <text:p text:style-name="P1"><text:span text:style-name="T1">${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2" draw:text-style-name="P4" draw:layer="layout" svg:width="11.802cm" svg:height="1.147cm" svg:x="1.698cm" svg:y="6.716cm">
          <text:p text:style-name="P3"><text:span text:style-name="T2">${sub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3" draw:text-style-name="P5" draw:layer="layout" svg:width="3.237cm" svg:height="3.237cm" draw:transform="rotate (-3.14159265358979) translate (3.206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4" draw:text-style-name="P6" draw:layer="layout" svg:width="9.885cm" svg:height="14.377cm" draw:transform="rotate (-3.14159265358979) translate (25.38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5" draw:text-style-name="P5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6" draw:text-style-name="P7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7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8" draw:text-style-name="P10" draw:layer="layout" svg:width="8.194cm" svg:height="2.062cm" svg:x="1.902cm" svg:y="1.764cm">
          <text:p text:style-name="P9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9" draw:text-style-name="P7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10" draw:text-style-name="P10" draw:layer="layout" svg:width="21.105cm" svg:height="8.173cm" svg:x="1.87cm" svg:y="3.827cm">
          <text:p text:style-name="P9"><text:span text:style-name="T4">${contenido-textual}</text:span></text:p>
          <text:p text:style-name="P9"><text:span text:style-name="T5"/></text:p>
          <text:p text:style-name="P11"><text:span text:style-name="T6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custom-shape draw:name="Google Shape;119;p 2" draw:style-name="gr11" draw:text-style-name="P15" draw:layer="layout" svg:width="6.535cm" svg:height="0.552cm" draw:transform="rotate (1.5707963267949) translate (24.133cm 10.706cm)">
          <text:p text:style-name="P14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7" draw:layer="layout" svg:width="12.7cm" svg:height="9.524cm" svg:x="3.176cm" svg:y="1.905cm" draw:page-number="2" presentation:class="page"/>
          <draw:frame draw:name="Google Shape;110;ga6328155e2_0_84:note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2" draw:text-style-name="P17" draw:layer="layout" svg:width="12.601cm" svg:height="8.874cm" svg:x="1.876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7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2" draw:text-style-name="P17" draw:layer="layout" svg:width="12.601cm" svg:height="8.874cm" svg:x="1.876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7" draw:layer="layout" svg:width="12.7cm" svg:height="9.524cm" svg:x="3.176cm" svg:y="1.905cm" draw:page-number="4" presentation:class="page"/>
        </presentation:notes>
      </draw:page>
      <draw:page draw:name="page5" draw:style-name="dp5" draw:master-page-name="_31__5f_Title_20_Slide_5f__5f_">
        <draw:custom-shape draw:name="Google Shape;244;p 2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4" draw:style-name="gr12" draw:text-style-name="P17" draw:layer="layout" svg:width="12.601cm" svg:height="8.874cm" svg:x="1.876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4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4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4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4" presentation:style-name="pr7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4" draw:style-name="gr7" draw:layer="layout" svg:width="12.7cm" svg:height="9.524cm" svg:x="3.176cm" svg:y="1.905cm" draw:page-number="5" presentation:class="page"/>
        </presentation:notes>
      </draw:page>
      <draw:page draw:name="page6" draw:style-name="dp5" draw:master-page-name="_31__5f_Title_20_Slide_5f__5f__5f_">
        <draw:custom-shape draw:name="Google Shape;244;p 3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5" draw:style-name="gr12" draw:text-style-name="P17" draw:layer="layout" svg:width="12.601cm" svg:height="8.874cm" svg:x="1.876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5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5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5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5" presentation:style-name="pr9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3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5" draw:style-name="gr7" draw:layer="layout" svg:width="12.7cm" svg:height="9.524cm" svg:x="3.176cm" svg:y="1.905cm" draw:page-number="6" presentation:class="page"/>
        </presentation:notes>
      </draw:page>
      <draw:page draw:name="page7" draw:style-name="dp5" draw:master-page-name="_31__5f_Title_20_Slide_5f__5f__5f__5f_">
        <draw:custom-shape draw:name="Google Shape;244;p 4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2" draw:text-style-name="P17" draw:layer="layout" svg:width="12.601cm" svg:height="8.874cm" svg:x="1.876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2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2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2" presentation:style-name="pr11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5">
          <draw:frame draw:name="Google Shape;241;gb362c99501_0_120:notes 4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2" draw:style-name="gr7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background" style:display-name="1_Title Slide__-background" style:family="presentation">
      <style:graphic-properties draw:stroke="none" draw:fill="solid" draw:fill-color="#ffffff"/>
      <style:text-properties style:letter-kerning="true"/>
    </style:style>
    <style:style style:name="_31__5f_Title_20_Slide_5f__5f_-backgroundobjects" style:display-name="1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-notes" style:display-name="1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1" style:display-name="1_Title Slide__-outline1" style:family="presentation">
      <style:graphic-properties draw:stroke="none" draw:fill="none" draw:auto-grow-height="false" draw:fit-to-size="false" style:shrink-to-fit="true">
        <text:list-style style:name="_31__5f_Title_20_Slide_5f__5f_-outline1" style:display-name="1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2" style:display-name="1_Title Slide__-outline2" style:family="presentation" style:parent-style-name="_31__5f_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3" style:display-name="1_Title Slide__-outline3" style:family="presentation" style:parent-style-name="_31__5f_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4" style:display-name="1_Title Slide__-outline4" style:family="presentation" style:parent-style-name="_31__5f_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5" style:display-name="1_Title Slide__-outline5" style:family="presentation" style:parent-style-name="_31__5f_Title_20_Slide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6" style:display-name="1_Title Slide__-outline6" style:family="presentation" style:parent-style-name="_31__5f_Title_20_Slide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7" style:display-name="1_Title Slide__-outline7" style:family="presentation" style:parent-style-name="_31__5f_Title_20_Slide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8" style:display-name="1_Title Slide__-outline8" style:family="presentation" style:parent-style-name="_31__5f_Title_20_Slide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9" style:display-name="1_Title Slide__-outline9" style:family="presentation" style:parent-style-name="_31__5f_Title_20_Slide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-subtitle" style:display-name="1_Title Slide__-subtitle" style:family="presentation">
      <style:graphic-properties draw:stroke="none" draw:fill="none" draw:textarea-vertical-align="middle">
        <text:list-style style:name="_31__5f_Title_20_Slide_5f__5f_-subtitle" style:display-name="1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-title" style:display-name="1_Title Slide__-title" style:family="presentation">
      <style:graphic-properties draw:stroke="none" draw:fill="none" draw:textarea-vertical-align="middle">
        <text:list-style style:name="_31__5f_Title_20_Slide_5f__5f_-title" style:display-name="1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background" style:display-name="1_Title Slide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-backgroundobjects" style:display-name="1_Title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-notes" style:display-name="1_Title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1" style:display-name="1_Title Slide___-outline1" style:family="presentation">
      <style:graphic-properties draw:stroke="none" draw:fill="none" draw:auto-grow-height="false" draw:fit-to-size="false" style:shrink-to-fit="true">
        <text:list-style style:name="_31__5f_Title_20_Slide_5f__5f__5f_-outline1" style:display-name="1_Title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2" style:display-name="1_Title Slide___-outline2" style:family="presentation" style:parent-style-name="_31__5f_Title_20_Slid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3" style:display-name="1_Title Slide___-outline3" style:family="presentation" style:parent-style-name="_31__5f_Title_20_Slid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4" style:display-name="1_Title Slide___-outline4" style:family="presentation" style:parent-style-name="_31__5f_Title_20_Slid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5" style:display-name="1_Title Slide___-outline5" style:family="presentation" style:parent-style-name="_31__5f_Title_20_Slide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6" style:display-name="1_Title Slide___-outline6" style:family="presentation" style:parent-style-name="_31__5f_Title_20_Slide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7" style:display-name="1_Title Slide___-outline7" style:family="presentation" style:parent-style-name="_31__5f_Title_20_Slide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8" style:display-name="1_Title Slide___-outline8" style:family="presentation" style:parent-style-name="_31__5f_Title_20_Slide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9" style:display-name="1_Title Slide___-outline9" style:family="presentation" style:parent-style-name="_31__5f_Title_20_Slide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-subtitle" style:display-name="1_Title Slide___-subtitle" style:family="presentation">
      <style:graphic-properties draw:stroke="none" draw:fill="none" draw:textarea-vertical-align="middle">
        <text:list-style style:name="_31__5f_Title_20_Slide_5f__5f__5f_-subtitle" style:display-name="1_Title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title" style:display-name="1_Title Slide___-title" style:family="presentation">
      <style:graphic-properties draw:stroke="none" draw:fill="none" draw:textarea-vertical-align="middle">
        <text:list-style style:name="_31__5f_Title_20_Slide_5f__5f__5f_-title" style:display-name="1_Title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background" style:display-name="1_Title Slide_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_5f_-backgroundobjects" style:display-name="1_Title Sl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_5f_-notes" style:display-name="1_Title Sl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1" style:display-name="1_Title Slide____-outline1" style:family="presentation">
      <style:graphic-properties draw:stroke="none" draw:fill="none" draw:auto-grow-height="false" draw:fit-to-size="false" style:shrink-to-fit="true">
        <text:list-style style:name="_31__5f_Title_20_Slide_5f__5f__5f__5f_-outline1" style:display-name="1_Title Slid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2" style:display-name="1_Title Slide____-outline2" style:family="presentation" style:parent-style-name="_31__5f_Title_20_Slide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3" style:display-name="1_Title Slide____-outline3" style:family="presentation" style:parent-style-name="_31__5f_Title_20_Slide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4" style:display-name="1_Title Slide____-outline4" style:family="presentation" style:parent-style-name="_31__5f_Title_20_Slide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5" style:display-name="1_Title Slide____-outline5" style:family="presentation" style:parent-style-name="_31__5f_Title_20_Slide_5f_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6" style:display-name="1_Title Slide____-outline6" style:family="presentation" style:parent-style-name="_31__5f_Title_20_Slide_5f_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7" style:display-name="1_Title Slide____-outline7" style:family="presentation" style:parent-style-name="_31__5f_Title_20_Slide_5f_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8" style:display-name="1_Title Slide____-outline8" style:family="presentation" style:parent-style-name="_31__5f_Title_20_Slide_5f_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9" style:display-name="1_Title Slide____-outline9" style:family="presentation" style:parent-style-name="_31__5f_Title_20_Slide_5f_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subtitle" style:display-name="1_Title Slide____-subtitle" style:family="presentation">
      <style:graphic-properties draw:stroke="none" draw:fill="none" draw:textarea-vertical-align="middle">
        <text:list-style style:name="_31__5f_Title_20_Slide_5f__5f__5f__5f_-subtitle" style:display-name="1_Title Slid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title" style:display-name="1_Title Slide____-title" style:family="presentation">
      <style:graphic-properties draw:stroke="none" draw:fill="none" draw:textarea-vertical-align="middle">
        <text:list-style style:name="_31__5f_Title_20_Slide_5f__5f__5f__5f_-title" style:display-name="1_Title Slid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le_20_Slide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_31__5f_Title_20_Slide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_31__5f_Title_20_Slide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_31__5f_Title_20_Slide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_31__5f_Title_20_Slide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_31__5f_Title_20_Slide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" style:display-name="1_Title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3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-title" draw:layer="backgroundobjects" svg:width="16.931cm" svg:height="9.524cm" svg:x="1.059cm" svg:y="1.93cm" presentation:class="page"/>
        <draw:frame presentation:style-name="_31__5f_Title_20_Slid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" style:display-name="1_Title Slide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6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-title" draw:layer="backgroundobjects" svg:width="16.931cm" svg:height="9.524cm" svg:x="1.059cm" svg:y="1.93cm" presentation:class="page"/>
        <draw:frame presentation:style-name="_31__5f_Title_20_Slide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_5f_" style:display-name="1_Title Slide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9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_5f_-title" draw:layer="backgroundobjects" svg:width="16.931cm" svg:height="9.524cm" svg:x="1.059cm" svg:y="1.93cm" presentation:class="page"/>
        <draw:frame presentation:style-name="_31__5f_Title_20_Slide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4T15:34:42.665469600</dc:date>
    <meta:editing-duration>PT2H7M55S</meta:editing-duration>
    <meta:editing-cycles>16</meta:editing-cycles>
    <meta:document-statistic meta:object-count="141"/>
  </office:meta>
</office:document-meta>
</file>